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SEG14 Classic" svg:font-family="'DSEG14 Classic'" style:font-pitch="variable"/>
    <style:font-face style:name="DSEG7 Classic" svg:font-family="'DSEG7 Clas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67be5" draw:textarea-horizontal-align="justify" draw:textarea-vertical-align="middle" draw:auto-grow-height="false" fo:min-height="12.083cm" fo:min-width="16.659cm"/>
    </style:style>
    <style:style style:name="gr2" style:family="graphic" style:parent-style-name="standard">
      <style:graphic-properties svg:stroke-width="0.406cm" svg:stroke-color="#00a933" draw:marker-start-width="0.813cm" draw:marker-end-width="0.813cm" draw:fill-color="#dddddd" draw:textarea-horizontal-align="justify" draw:textarea-vertical-align="middle" draw:auto-grow-height="false" fo:min-height="0.962cm" fo:min-width="0.712cm" fo:padding-top="0.328cm" fo:padding-bottom="0.328cm" fo:padding-left="0.453cm" fo:padding-right="0.453cm"/>
    </style:style>
    <style:style style:name="gr3" style:family="graphic" style:parent-style-name="standard">
      <style:graphic-properties svg:stroke-width="0.406cm" svg:stroke-color="#00a933" draw:marker-start-width="0.813cm" draw:marker-end-width="0.813cm" draw:fill-color="#dddddd" draw:textarea-horizontal-align="justify" draw:textarea-vertical-align="middle" draw:auto-grow-height="false" fo:min-height="0.602cm" fo:min-width="0.352cm" fo:padding-top="0.328cm" fo:padding-bottom="0.328cm" fo:padding-left="0.453cm" fo:padding-right="0.453cm"/>
    </style:style>
    <style:style style:name="gr4" style:family="graphic" style:parent-style-name="standard">
      <style:graphic-properties draw:fill-color="#318ff4" draw:textarea-horizontal-align="justify" draw:textarea-vertical-align="middle" draw:auto-grow-height="false" fo:min-height="2.29cm" fo:min-width="0.643cm"/>
    </style:style>
    <style:style style:name="gr5" style:family="graphic" style:parent-style-name="standard">
      <style:graphic-properties svg:stroke-width="0.028cm" svg:stroke-color="#7b3d00" draw:marker-start-width="0.242cm" draw:marker-end-width="0.242cm" draw:fill-color="#e8a202" draw:textarea-horizontal-align="justify" draw:textarea-vertical-align="middle" draw:auto-grow-height="false" fo:min-height="0.199cm" fo:min-width="0cm" fo:padding-top="0.139cm" fo:padding-bottom="0.139cm" fo:padding-left="0.264cm" fo:padding-right="0.264cm"/>
    </style:style>
    <style:style style:name="gr6" style:family="graphic" style:parent-style-name="standard">
      <style:graphic-properties draw:fill-color="#333333" draw:textarea-horizontal-align="justify" draw:textarea-vertical-align="middle" draw:auto-grow-height="false" fo:min-height="1.469cm" fo:min-width="4.14cm"/>
    </style:style>
    <style:style style:name="gr7" style:family="graphic" style:parent-style-name="standard">
      <style:graphic-properties draw:fill-color="#333333" draw:textarea-horizontal-align="justify" draw:textarea-vertical-align="middle" draw:auto-grow-height="false" fo:min-height="1.274cm" fo:min-width="1.024cm"/>
    </style:style>
    <style:style style:name="gr8" style:family="graphic" style:parent-style-name="standard">
      <style:graphic-properties draw:fill-color="#333333" draw:textarea-horizontal-align="justify" draw:textarea-vertical-align="middle" draw:auto-grow-height="false" fo:min-height="0.512cm" fo:min-width="0.77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1.126cm" fo:min-width="1.003cm"/>
    </style:style>
    <style:style style:name="gr10" style:family="graphic" style:parent-style-name="standard">
      <style:graphic-properties draw:fill-color="#666666" draw:textarea-horizontal-align="justify" draw:textarea-vertical-align="middle" draw:auto-grow-height="false" fo:min-height="0.379cm" fo:min-width="0.129cm"/>
    </style:style>
    <style:style style:name="gr11" style:family="graphic" style:parent-style-name="standard">
      <style:graphic-properties draw:fill-color="#333333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203cm" svg:stroke-color="#ffd428" draw:marker-start-width="0.508cm" draw:marker-end-width="0.508cm" draw:fill-color="#ffffff" draw:textarea-horizontal-align="justify" draw:textarea-vertical-align="middle" draw:auto-grow-height="false" fo:min-height="0.177cm" fo:min-width="0cm" fo:padding-top="0.226cm" fo:padding-bottom="0.226cm" fo:padding-left="0.351cm" fo:padding-right="0.351cm"/>
    </style:style>
    <style:style style:name="gr13" style:family="graphic" style:parent-style-name="standard">
      <style:graphic-properties draw:fill-color="#333333" draw:textarea-horizontal-align="justify" draw:textarea-vertical-align="middle" draw:auto-grow-height="false" fo:min-height="0.385cm" fo:min-width="0cm"/>
    </style:style>
    <style:style style:name="gr14" style:family="graphic" style:parent-style-name="standard">
      <style:graphic-properties svg:stroke-width="0.406cm" svg:stroke-color="#dddddd" draw:marker-start-width="0.813cm" draw:marker-end-width="0.813cm" draw:fill-color="#1330fc" draw:textarea-horizontal-align="justify" draw:textarea-vertical-align="middle" draw:auto-grow-height="false" fo:min-height="3.662cm" fo:min-width="7.604cm" fo:padding-top="0.328cm" fo:padding-bottom="0.328cm" fo:padding-left="0.453cm" fo:padding-right="0.453cm"/>
      <style:paragraph-properties style:writing-mode="lr-tb"/>
    </style:style>
    <style:style style:name="gr15" style:family="graphic" style:parent-style-name="objectwithoutfill">
      <style:graphic-properties svg:stroke-width="0.305cm" svg:stroke-color="#e8a202" draw:marker-start-width="0.66cm" draw:marker-end-width="0.66cm" draw:fill="solid" draw:textarea-vertical-align="middle" fo:padding-top="0.277cm" fo:padding-bottom="0.277cm" fo:padding-left="0.402cm" fo:padding-right="0.402cm"/>
    </style:style>
    <style:style style:name="gr16" style:family="graphic" style:parent-style-name="standard">
      <style:graphic-properties svg:stroke-color="#2a6099" draw:fill-color="#318ff4" draw:textarea-horizontal-align="justify" draw:textarea-vertical-align="middle" draw:auto-grow-height="false" fo:min-height="2.671cm" fo:min-width="1.278cm"/>
    </style:style>
    <style:style style:name="gr17" style:family="graphic" style:parent-style-name="standard">
      <style:graphic-properties svg:stroke-color="#2a6099" draw:fill-color="#499df6" draw:textarea-horizontal-align="justify" draw:textarea-vertical-align="middle" draw:auto-grow-height="false" fo:min-height="2.671cm" fo:min-width="0cm"/>
    </style:style>
    <style:style style:name="gr18" style:family="graphic" style:parent-style-name="standard">
      <style:graphic-properties svg:stroke-color="#2a6099" draw:fill-color="#499df6" draw:textarea-horizontal-align="justify" draw:textarea-vertical-align="middle" draw:auto-grow-height="false" fo:min-height="2.671cm" fo:min-width="0.008cm"/>
    </style:style>
    <style:style style:name="gr19" style:family="graphic" style:parent-style-name="standard">
      <style:graphic-properties svg:stroke-width="0.053cm" svg:stroke-color="#666666" draw:marker-start-width="0.282cm" draw:marker-end-width="0.282cm" draw:fill-color="#dddddd" draw:textarea-horizontal-align="justify" draw:textarea-vertical-align="middle" draw:auto-grow-height="false" fo:min-height="0.277cm" fo:min-width="0.027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52cm" svg:stroke-color="#2a6099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21" style:family="graphic" style:parent-style-name="objectwithoutfill">
      <style:graphic-properties svg:stroke-width="0.152cm" svg:stroke-color="#666666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22" style:family="graphic" style:parent-style-name="standard">
      <style:graphic-properties draw:fill-color="#2a6099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666666" draw:fill-color="#dddddd" draw:textarea-horizontal-align="justify" draw:textarea-vertical-align="middle" draw:auto-grow-height="false" fo:min-height="1.401cm" fo:min-width="1.4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8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3cm"/>
      <style:paragraph-properties style:writing-mode="lr-tb"/>
    </style:style>
    <style:style style:name="gr30" style:family="graphic" style:parent-style-name="standard">
      <style:graphic-properties svg:stroke-color="#666666" draw:fill-color="#333333" draw:textarea-horizontal-align="justify" draw:textarea-vertical-align="middle" draw:auto-grow-height="false" fo:min-height="0.72cm" fo:min-width="0.489cm"/>
    </style:style>
    <style:style style:name="gr31" style:family="graphic" style:parent-style-name="objectwithoutfill">
      <style:graphic-properties svg:stroke-width="0.081cm" svg:stroke-color="#7b3d00" draw:marker-start-width="0.324cm" draw:marker-end-width="0.324cm" draw:fill="solid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fo:min-height="3.819cm"/>
      <style:paragraph-properties style:writing-mode="lr-tb"/>
    </style:style>
    <style:style style:name="gr33" style:family="graphic" style:parent-style-name="standard">
      <style:graphic-properties svg:stroke-width="0.053cm" svg:stroke-color="#dddddd" draw:marker-start-width="0.279cm" draw:marker-end-width="0.279cm" draw:fill-color="#9fbfe1" draw:textarea-horizontal-align="justify" draw:textarea-vertical-align="middle" draw:auto-grow-height="false" fo:min-height="0.591cm" fo:min-width="0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dddddd" draw:marker-start-width="0.28cm" draw:marker-end-width="0.28cm" draw:fill-color="#9fbfe1" draw:textarea-horizontal-align="justify" draw:textarea-vertical-align="middle" draw:auto-grow-height="false" fo:min-height="0.495cm" fo:min-width="0cm" fo:padding-top="0.152cm" fo:padding-bottom="0.152cm" fo:padding-left="0.277cm" fo:padding-right="0.277cm"/>
    </style:style>
    <style:style style:name="gr35" style:family="graphic" style:parent-style-name="standard">
      <style:graphic-properties draw:stroke="none" draw:stroke-dash="Dot" draw:marker-start="" draw:fill-color="#dee6ef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167be5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318ff4"/>
      <style:paragraph-properties fo:text-align="center"/>
    </style:style>
    <style:style style:name="P4" style:family="paragraph">
      <loext:graphic-properties draw:fill-color="#e8a202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666666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1330fc"/>
      <style:paragraph-properties fo:text-align="center"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499df6"/>
      <style:paragraph-properties fo:text-align="center"/>
    </style:style>
    <style:style style:name="P11" style:family="paragraph">
      <loext:graphic-properties draw:fill-color="#2a609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ffffff"/>
    </style:style>
    <style:style style:name="P13" style:family="paragraph">
      <style:paragraph-properties fo:line-height="115%"/>
      <style:text-properties style:font-name="DSEG7 Classic"/>
    </style:style>
    <style:style style:name="P14" style:family="paragraph">
      <loext:graphic-properties draw:fill="none" draw:fill-color="#ffffff"/>
      <style:paragraph-properties fo:line-height="115%" style:writing-mode="lr-tb"/>
      <style:text-properties fo:color="#ffffff" style:font-name="DSEG7 Classic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15" style:family="paragraph">
      <loext:graphic-properties draw:fill-color="#9fbfe1"/>
      <style:paragraph-properties fo:text-align="center"/>
    </style:style>
    <style:style style:name="P16" style:family="paragraph">
      <loext:graphic-properties draw:fill-color="#dee6ef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style:font-name="DSEG7 Classic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99cm" svg:height="12.573cm" svg:x="1.763cm" svg:y="1.762cm">
          <text:p/>
          <draw:enhanced-geometry svg:viewBox="0 0 21600 21600" draw:path-stretchpoint-x="10800" draw:path-stretchpoint-y="10800" draw:text-areas="?f3 ?f4 ?f5 ?f6" draw:type="round-rectangle" draw:modifiers="704.3104819468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286cm" svg:height="2.286cm" svg:x="3.514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78cm" svg:height="1.778cm" svg:x="11.923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43cm" svg:height="2.54cm" svg:x="12.512cm" svg:y="7.7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143cm" svg:height="2.54cm" svg:x="16.068cm" svg:y="7.7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12.639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35cm" svg:height="0.635cm" svg:x="16.195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826cm" svg:height="1.905cm" svg:x="6.462cm" svg:y="2.1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.524cm" svg:height="1.524cm" svg:x="4.684cm" svg:y="5.1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24cm" svg:height="1.524cm" svg:x="9.891cm" svg:y="5.1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762cm" svg:x="13.828cm" svg:y="6.2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762cm" svg:x="13.828cm" svg:y="4.9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762cm" svg:x="7.986cm" svg:y="5.9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51cm" svg:height="1.524cm" svg:x="12.939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89cm" svg:height="0.889cm" svg:x="13.32cm" svg:y="11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27cm" svg:height="0.238cm" svg:x="13.093cm" svg:y="12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27cm" svg:height="0.238cm" svg:x="14.193cm" svg:y="1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27cm" svg:height="0.238cm" svg:x="13.093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27cm" svg:height="0.238cm" svg:x="14.193cm" svg:y="11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651cm" svg:height="1.524cm" svg:x="16.039cm" svg:y="11.4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89cm" svg:height="0.889cm" svg:x="16.42cm" svg:y="11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27cm" svg:height="0.238cm" svg:x="16.193cm" svg:y="1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27cm" svg:height="0.238cm" svg:x="17.293cm" svg:y="12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27cm" svg:height="0.238cm" svg:x="16.193cm" svg:y="11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27cm" svg:height="0.238cm" svg:x="17.293cm" svg:y="11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889cm" svg:height="0.889cm" svg:x="2.017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889cm" svg:height="0.889cm" svg:x="18.019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889cm" svg:height="0.889cm" svg:x="2.017cm" svg:y="1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889cm" svg:height="0.889cm" svg:x="18.019cm" svg:y="1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5" draw:layer="layout" svg:width="0.406cm" svg:height="0.635cm" svg:x="4.176cm" svg:y="8.1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407cm" svg:height="0.635cm" svg:x="4.853cm" svg:y="8.1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406cm" svg:height="0.635cm" svg:x="5.531cm" svg:y="8.1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5" draw:layer="layout" svg:width="0.407cm" svg:height="0.635cm" svg:x="6.208cm" svg:y="8.1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406cm" svg:height="0.635cm" svg:x="6.915cm" svg:y="8.1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407cm" svg:height="0.635cm" svg:x="7.592cm" svg:y="8.1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406cm" svg:height="0.635cm" svg:x="8.27cm" svg:y="8.1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407cm" svg:height="0.635cm" svg:x="8.947cm" svg:y="8.1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406cm" svg:height="0.635cm" svg:x="9.654cm" svg:y="8.1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407cm" svg:height="0.635cm" svg:x="10.331cm" svg:y="8.1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406cm" svg:height="0.635cm" svg:x="11.009cm" svg:y="8.1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5" draw:layer="layout" svg:width="0.406cm" svg:height="0.635cm" svg:x="4.176cm" svg:y="13.40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407cm" svg:height="0.635cm" svg:x="4.853cm" svg:y="13.40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406cm" svg:height="0.635cm" svg:x="5.531cm" svg:y="13.4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5" draw:layer="layout" svg:width="0.407cm" svg:height="0.635cm" svg:x="6.208cm" svg:y="13.40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406cm" svg:height="0.635cm" svg:x="6.915cm" svg:y="13.40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407cm" svg:height="0.635cm" svg:x="7.592cm" svg:y="13.40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406cm" svg:height="0.635cm" svg:x="8.27cm" svg:y="13.40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407cm" svg:height="0.635cm" svg:x="8.947cm" svg:y="13.40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406cm" svg:height="0.635cm" svg:x="9.654cm" svg:y="13.40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407cm" svg:height="0.635cm" svg:x="10.331cm" svg:y="13.40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406cm" svg:height="0.635cm" svg:x="11.009cm" svg:y="13.401cm">
            <text:p/>
            <draw:enhanced-geometry svg:viewBox="0 0 21600 21600" draw:type="rectangle" draw:enhanced-path="M 0 0 L 21600 0 21600 21600 0 21600 0 0 Z N"/>
          </draw:custom-shape>
        </draw:g>
        <draw:custom-shape draw:style-name="gr14" draw:text-style-name="P8" draw:layer="layout" svg:width="8.51cm" svg:height="4.318cm" svg:x="3.54cm" svg:y="8.922cm">
          <text:p/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7.224cm" svg:y1="2.016cm" svg:x2="6.843cm" svg:y2="4.175cm">
          <text:p/>
        </draw:line>
        <draw:line draw:style-name="gr15" draw:text-style-name="P9" draw:layer="layout" svg:x1="7.825cm" svg:y1="2.017cm" svg:x2="7.444cm" svg:y2="4.176cm">
          <text:p/>
        </draw:line>
        <draw:line draw:style-name="gr15" draw:text-style-name="P9" draw:layer="layout" svg:x1="8.426cm" svg:y1="2.018cm" svg:x2="8.045cm" svg:y2="4.177cm">
          <text:p/>
        </draw:line>
        <draw:line draw:style-name="gr15" draw:text-style-name="P9" draw:layer="layout" svg:x1="9.025cm" svg:y1="2.017cm" svg:x2="8.644cm" svg:y2="4.176cm">
          <text:p/>
        </draw:line>
        <draw:line draw:style-name="gr15" draw:text-style-name="P9" draw:layer="layout" svg:x1="9.626cm" svg:y1="2.018cm" svg:x2="9.245cm" svg:y2="4.177cm">
          <text:p/>
        </draw:line>
        <draw:line draw:style-name="gr15" draw:text-style-name="P9" draw:layer="layout" svg:x1="10.227cm" svg:y1="2.019cm" svg:x2="9.846cm" svg:y2="4.178cm">
          <text:p/>
        </draw:line>
        <draw:line draw:style-name="gr15" draw:text-style-name="P9" draw:layer="layout" svg:x1="10.828cm" svg:y1="2.02cm" svg:x2="10.447cm" svg:y2="4.179cm">
          <text:p/>
        </draw:line>
        <draw:custom-shape draw:style-name="gr16" draw:text-style-name="P3" draw:layer="layout" svg:width="1.778cm" svg:height="2.921cm" svg:x="17.057cm" svg:y="4.52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254cm" svg:height="2.921cm" svg:x="18.835cm" svg:y="4.52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508cm" svg:height="2.921cm" svg:x="17.057cm" svg:y="4.5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89cm" svg:height="0.889cm" svg:x="17.753cm" svg:y="4.7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7.756cm" svg:y1="6.005cm" svg:x2="18.579cm" svg:y2="6.005cm">
          <text:p/>
        </draw:line>
        <draw:line draw:style-name="gr21" draw:text-style-name="P9" draw:layer="layout" svg:x1="17.819cm" svg:y1="5.418cm" svg:x2="18.581cm" svg:y2="5.037cm">
          <text:p/>
        </draw:line>
        <draw:custom-shape draw:style-name="gr22" draw:text-style-name="P11" draw:layer="layout" svg:width="0.227cm" svg:height="0.238cm" svg:x="17.184cm" svg:y="5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89cm" svg:height="0.889cm" svg:x="17.778cm" svg:y="6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9" draw:layer="layout" svg:x1="17.844cm" svg:y1="6.919cm" svg:x2="18.606cm" svg:y2="6.538cm">
          <text:p/>
        </draw:line>
        <draw:custom-shape draw:style-name="gr22" draw:text-style-name="P11" draw:layer="layout" svg:width="0.227cm" svg:height="0.238cm" svg:x="17.209cm" svg:y="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778cm" svg:height="2.921cm" svg:x="2.117cm" svg:y="4.55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0" draw:layer="layout" svg:width="0.254cm" svg:height="2.921cm" svg:x="1.863cm" svg:y="4.55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0" draw:layer="layout" svg:width="0.508cm" svg:height="2.921cm" svg:x="3.387cm" svg:y="4.55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" draw:layer="layout" svg:width="0.889cm" svg:height="0.889cm" svg:x="2.301cm" svg:y="4.8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3.196cm" svg:y1="6.032cm" svg:x2="2.373cm" svg:y2="6.032cm">
          <text:p/>
        </draw:line>
        <draw:line draw:style-name="gr21" draw:text-style-name="P9" draw:layer="layout" svg:x1="3.133cm" svg:y1="5.445cm" svg:x2="2.371cm" svg:y2="5.064cm">
          <text:p/>
        </draw:line>
        <draw:custom-shape draw:style-name="gr22" draw:text-style-name="P11" draw:layer="layout" svg:width="0.227cm" svg:height="0.238cm" svg:x="3.532cm" svg:y="5.1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89cm" svg:height="0.889cm" svg:x="2.276cm" svg:y="6.31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9" draw:layer="layout" svg:x1="3.108cm" svg:y1="6.946cm" svg:x2="2.346cm" svg:y2="6.565cm">
          <text:p/>
        </draw:line>
        <draw:custom-shape draw:style-name="gr22" draw:text-style-name="P11" draw:layer="layout" svg:width="0.227cm" svg:height="0.238cm" svg:x="3.507cm" svg:y="6.6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1.905cm" svg:height="1.651cm" svg:x="13.909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286cm" svg:x="14.315cm" svg:y="2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2" draw:layer="layout" svg:width="1.137cm" svg:height="0.962cm" svg:x="1.796cm" svg:y="7.404cm">
          <draw:text-box>
            <text:p><text:span text:style-name="T1">IN</text:span></text:p>
          </draw:text-box>
        </draw:frame>
        <draw:frame draw:style-name="gr25" draw:text-style-name="P12" draw:layer="layout" svg:width="1.51cm" svg:height="0.962cm" svg:x="1.797cm" svg:y="3.704cm">
          <draw:text-box>
            <text:p><text:span text:style-name="T1">IN+</text:span></text:p>
          </draw:text-box>
        </draw:frame>
        <draw:frame draw:style-name="gr26" draw:text-style-name="P12" draw:layer="layout" svg:width="1.844cm" svg:height="0.962cm" svg:x="17.197cm" svg:y="7.404cm">
          <draw:text-box>
            <text:p><text:span text:style-name="T1">OUT</text:span></text:p>
          </draw:text-box>
        </draw:frame>
        <draw:frame draw:style-name="gr27" draw:text-style-name="P12" draw:layer="layout" svg:width="2.217cm" svg:height="0.962cm" svg:x="17.198cm" svg:y="3.704cm">
          <draw:text-box>
            <text:p><text:span text:style-name="T1">OUT+</text:span></text:p>
          </draw:text-box>
        </draw:frame>
        <draw:frame draw:style-name="gr28" draw:text-style-name="P12" draw:layer="layout" svg:width="5.582cm" svg:height="0.962cm" svg:x="12.497cm" svg:y="12.904cm">
          <draw:text-box>
            <text:p><text:span text:style-name="T1">IN/OUT <text:s text:c="2"/>ON/OFF</text:span></text:p>
          </draw:text-box>
        </draw:frame>
        <draw:frame draw:style-name="gr29" draw:text-style-name="P12" draw:layer="layout" svg:width="5.193cm" svg:height="0.962cm" svg:x="12.297cm" svg:y="10.204cm">
          <draw:text-box>
            <text:p><text:span text:style-name="T1">CC </text:span><text:span text:style-name="T1"><text:tab/></text:span><text:span text:style-name="T1"><text:tab/></text:span><text:span text:style-name="T1"><text:tab/></text:span><text:span text:style-name="T1">CV</text:span></text:p>
          </draw:text-box>
        </draw:frame>
        <draw:custom-shape draw:style-name="gr30" draw:text-style-name="P5" draw:layer="layout" svg:width="1.397cm" svg:height="1.37cm" svg:x="14.182cm" svg:y="8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9" draw:layer="layout" svg:x1="13.192cm" svg:y1="9.636cm" svg:x2="12.725cm" svg:y2="10.032cm">
          <text:p/>
        </draw:line>
        <draw:line draw:style-name="gr31" draw:text-style-name="P9" draw:layer="layout" svg:x1="16.748cm" svg:y1="9.636cm" svg:x2="16.281cm" svg:y2="10.032cm">
          <text:p/>
        </draw:line>
        <draw:frame draw:style-name="gr32" draw:text-style-name="P14" draw:layer="layout" svg:width="8.89cm" svg:height="4.069cm" svg:x="4.729cm" svg:y="9.236cm">
          <draw:text-box>
            <text:p text:style-name="P13"><text:span text:style-name="T2">12.00</text:span></text:p>
            <text:p text:style-name="P13"><text:span text:style-name="T2">0.000</text:span></text:p>
          </draw:text-box>
        </draw:frame>
        <draw:frame draw:style-name="gr24" draw:text-style-name="P12" draw:layer="layout" svg:width="1.137cm" svg:height="0.962cm" svg:x="4.227cm" svg:y="9.382cm">
          <draw:text-box>
            <text:p><text:span text:style-name="T1">IN</text:span></text:p>
          </draw:text-box>
        </draw:frame>
        <draw:frame draw:style-name="gr24" draw:text-style-name="P12" draw:layer="layout" svg:width="1.137cm" svg:height="0.962cm" svg:x="9.428cm" svg:y="10.182cm">
          <draw:text-box>
            <text:p><text:span text:style-name="T1">V</text:span></text:p>
          </draw:text-box>
        </draw:frame>
        <draw:frame draw:style-name="gr24" draw:text-style-name="P12" draw:layer="layout" svg:width="1.137cm" svg:height="0.962cm" svg:x="9.429cm" svg:y="11.882cm">
          <draw:text-box>
            <text:p><text:span text:style-name="T1">A</text:span></text:p>
          </draw:text-box>
        </draw:frame>
        <draw:custom-shape draw:style-name="gr33" draw:text-style-name="P15" draw:layer="layout" svg:width="0.508cm" svg:height="0.889cm" svg:x="17.537cm" svg:y="9.382cm">
          <text:p/>
          <draw:enhanced-geometry svg:viewBox="0 0 21600 21600" draw:path-stretchpoint-x="10800" draw:path-stretchpoint-y="10800" draw:text-areas="?f3 ?f4 ?f5 ?f6" draw:type="round-rectangle" draw:modifiers="10439.29273084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0.508cm" svg:height="0.889cm" svg:x="18.338cm" svg:y="9.382cm">
          <text:p/>
          <draw:enhanced-geometry svg:viewBox="0 0 21600 21600" draw:path-stretchpoint-x="10800" draw:path-stretchpoint-y="10800" draw:text-areas="?f3 ?f4 ?f5 ?f6" draw:type="round-rectangle" draw:modifiers="10439.29273084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2" draw:layer="layout" svg:width="1.844cm" svg:height="0.962cm" draw:transform="rotate (1.5707963267949) translate (17.31cm 11.541cm)">
          <draw:text-box>
            <text:p><text:span text:style-name="T1">CC</text:span></text:p>
          </draw:text-box>
        </draw:frame>
        <draw:frame draw:style-name="gr26" draw:text-style-name="P12" draw:layer="layout" svg:width="1.844cm" svg:height="0.962cm" draw:transform="rotate (1.5707963267949) translate (18.11cm 11.541cm)">
          <draw:text-box>
            <text:p><text:span text:style-name="T1">ON</text:span></text:p>
          </draw:text-box>
        </draw:frame>
        <draw:custom-shape draw:style-name="gr35" draw:text-style-name="P16" draw:layer="layout" svg:width="0.127cm" svg:height="0.254cm" svg:x="17.86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draw:layer="layout" svg:width="0.127cm" svg:height="0.254cm" svg:x="18.664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SEG14 Classic" svg:font-family="'DSEG14 Classic'" style:font-pitch="variable"/>
    <style:font-face style:name="DSEG7 Classic" svg:font-family="'DSEG7 Clas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30T22:21:40.946291673</dc:date>
    <meta:editing-duration>PT19M44S</meta:editing-duration>
    <meta:editing-cycles>6</meta:editing-cycles>
    <meta:generator>LibreOffice/6.4.7.2$Linux_X86_64 LibreOffice_project/40$Build-2</meta:generator>
    <meta:document-statistic meta:object-count="102"/>
  </office:meta>
</office:document-meta>
</file>